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425cm"/>
    </style:style>
    <style:style style:name="pr1" style:family="presentation" style:parent-style-name="Default-title">
      <style:graphic-properties fo:min-height="3.506cm"/>
    </style:style>
    <style:style style:name="pr2" style:family="presentation" style:parent-style-name="Default-outline1">
      <style:graphic-properties fo:min-height="17.707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37cm"/>
    </style:style>
    <style:style style:name="pr5" style:family="presentation" style:parent-style-name="Default-outline1">
      <style:graphic-properties fo:min-height="15.941cm"/>
    </style:style>
    <style:style style:name="pr6" style:family="presentation" style:parent-style-name="Default-outline1">
      <style:graphic-properties fo:min-height="13.859cm"/>
    </style:style>
    <style:style style:name="pr7" style:family="presentation" style:parent-style-name="Default-title">
      <style:graphic-properties fo:min-height="1.163cm"/>
    </style:style>
    <style:style style:name="pr8" style:family="presentation" style:parent-style-name="Default-notes">
      <style:graphic-properties draw:fill-color="#ffffff" draw:auto-grow-height="true" fo:min-height="13.365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font-size="28pt" fo:font-weight="bold" style:font-size-asian="28pt" style:font-weight-asian="bold" style:font-size-complex="28pt" style:font-weight-complex="bold"/>
    </style:style>
    <style:style style:name="P6" style:family="paragraph">
      <style:text-properties fo:font-size="22pt" style:font-size-asian="22pt" style:font-size-complex="22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0.837cm" presentation:class="title">
          <draw:text-box>
            <text:p><text:span text:style-name="T1">CROSS DOMAIN PROBLEM</text:span></text:p>
          </draw:text-box>
        </draw:frame>
        <draw:frame presentation:style-name="pr2" draw:layer="layout" svg:width="25.199cm" svg:height="17.707cm" svg:x="1.1cm" svg:y="3.814cm" presentation:class="outline" presentation:user-transformed="true">
          <draw:text-box>
            <text:list text:style-name="L2">
              <text:list-item>
                <text:p><text:span text:style-name="T1">AS LONG AS THE PAGES AND SCRIPTS ARE SERVER BY THE SAME SERVER, THERE IS NO RESTRICTION.</text:span></text:p>
                <text:list>
                  <text:list-item>
                    <text:p>ALL JS OBJECTS ARE ACCESIBLE FROM EITHER SIDE!.</text:p>
                  </text:list-item>
                  <text:list-item>
                    <text:p>AJAX WORKS NICELY.</text:p>
                  </text:list-item>
                </text:list>
              </text:list-item>
              <text:list-item>
                <text:p><text:span text:style-name="T1">DIFFERENT DOMAIN IMPOSES RESTRICTIONS: CAN BE OVERCOME BY:</text:span></text:p>
                <text:list>
                  <text:list-item>
                    <text:p>HTML5 MESSAGING</text:p>
                  </text:list-item>
                  <text:list-item>
                    <text:p>SETTING MANUALLY THE DOMAIN IN BOTH SIDES TO THE SAME VALUE</text:p>
                  </text:list-item>
                  <text:list-item>
                    <text:p>FOR DOING AJAX YOU NEED CORS OR USE JSONP OR PROXY iFRAME. </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4" draw:layer="layout" svg:width="25.199cm" svg:height="1.737cm" svg:x="1.4cm" svg:y="0.8cm" presentation:class="title" presentation:user-transformed="true">
          <draw:text-box>
            <text:p>STORY</text:p>
          </draw:text-box>
        </draw:frame>
        <draw:frame presentation:style-name="pr5" draw:text-style-name="P3" draw:layer="layout" svg:width="25.199cm" svg:height="15.941cm" svg:x="1.301cm" svg:y="3.5cm" presentation:class="outline" presentation:user-transformed="true">
          <draw:text-box>
            <text:list text:style-name="L2">
              <text:list-item>
                <text:p><text:span text:style-name="T2">MAPAPP, MISSIONAPP1 AND MISSION APP2 WILL INTEROPERATE USING:</text:span></text:p>
                <text:list>
                  <text:list-item>
                    <text:p><text:span text:style-name="T3">CMAPI v.1.3 pub/sub</text:span></text:p>
                  </text:list-item>
                  <text:list-item>
                    <text:p><text:span text:style-name="T3">HTML 5 / JS in-browser</text:span></text:p>
                  </text:list-item>
                </text:list>
              </text:list-item>
              <text:list-item>
                <text:p><text:span text:style-name="T2">MAPAPP WILL KEEP TRACK OF THE OWNER OF AN OBJECT. </text:span></text:p>
                <text:list>
                  <text:list-item>
                    <text:p><text:span text:style-name="T3">EACH APP WILL BIND BEHAVIOR TO EVENTS FROM THE MAP (SELECT IN LIST).</text:span></text:p>
                  </text:list-item>
                  <text:list-item>
                    <text:p><text:span text:style-name="T3">EDITS WILL BE SENT TO THE OWNER, AND NOT APPLIED (SHADOW TRACK CONCEPT) UNTIL VALIDATED BY OWNER APP.</text:span></text:p>
                  </text:list-item>
                </text:list>
              </text:list-item>
              <text:list-item>
                <text:p><text:span text:style-name="T2">ALL APPS WILL IMPLEMENT LOCAL STORAGE</text:span></text:p>
              </text:list-item>
              <text:list-item>
                <text:p><text:span text:style-name="T2">MISSIONAPP1 WILL INJECT AIRCRAFT TRACKS INTO THE MAP</text:span></text:p>
                <text:list>
                  <text:list-item>
                    <text:p><text:span text:style-name="T4">USING A WEBWORKER, WILL FETCH TRACKS FROM THE INTERNET ASYNC.</text:span></text:p>
                  </text:list-item>
                  <text:list-item>
                    <text:p><text:span text:style-name="T4">MAPAPP WILL REPRESENT AND UPDATE THE TRACKS, MISSIONAPP WILL RECEIVE UPDATED FROM THE CHANNEL.</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506cm" svg:x="1.4cm" svg:y="0.837cm" presentation:class="title">
          <draw:text-box>
            <text:p><text:span text:style-name="T1">ASSUMPTIONS – CASE 1</text:span></text:p>
          </draw:text-box>
        </draw:frame>
        <draw:frame presentation:style-name="pr6" draw:layer="layout" svg:width="25.199cm" svg:height="13.859cm" svg:x="1.4cm" svg:y="4.914cm" presentation:class="outline" presentation:user-transformed="true">
          <draw:text-box>
            <text:list text:style-name="L2">
              <text:list-item>
                <text:p><text:span text:style-name="T1">ALL APPS ARE HOSTED BY THE SAME SERVER.</text:span></text:p>
                <text:list>
                  <text:list-item>
                    <text:p>SAME ORIGIN POLICY APPLIES: THERE IS ONE BROWSING CONTEXT.</text:p>
                  </text:list-item>
                  <text:list-item>
                    <text:p>ALL JAVASCRIPT CAN ACCESS ALL RUNNING OBJECTS DIRECTLY, ACROSS THE DIFFERENT WINDOWS.</text:p>
                  </text:list-item>
                  <text:list-item>
                    <text:p>NO NEED FOR POST-MESSAGE MECHANISM.</text:p>
                  </text:list-item>
                </text:list>
              </text:list-item>
              <text:list-item>
                <text:p><text:span text:style-name="T1">DIFFERENT DOCUMENT, SAME DOMAIN, SAME ORIGIN.</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rect draw:style-name="gr2" draw:text-style-name="P4" draw:layer="layout" svg:width="18cm" svg:height="15cm" svg:x="8cm" svg:y="5cm">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LY-MAIN PANEL</text:p>
        </draw:rect>
        <draw:rect draw:style-name="gr2" draw:text-style-name="P4" draw:layer="layout" svg:width="6cm" svg:height="6cm" svg:x="9cm" svg:y="9cm">
          <text:p text:style-name="P4"/>
          <text:p text:style-name="P4"/>
          <text:p text:style-name="P4"/>
          <text:p text:style-name="P4"/>
          <text:p text:style-name="P4"/>
          <text:p text:style-name="P4"/>
          <text:p text:style-name="P4"/>
          <text:p text:style-name="P4">POLY-OL3-WC</text:p>
        </draw:rect>
        <draw:g>
          <draw:rect draw:style-name="gr2" draw:text-style-name="P4" draw:layer="layout" svg:width="6.5cm" svg:height="6cm" svg:x="19cm" svg:y="9cm">
            <text:p text:style-name="P4"/>
            <text:p text:style-name="P4"/>
            <text:p text:style-name="P4"/>
            <text:p text:style-name="P4"/>
            <text:p text:style-name="P4"/>
            <text:p text:style-name="P4"/>
            <text:p text:style-name="P4"/>
            <text:p text:style-name="P4">POLY-CMAPI-WC</text:p>
          </draw:rect>
          <draw:rect draw:style-name="gr3" draw:text-style-name="P4" draw:layer="layout" svg:width="4cm" svg:height="1cm" svg:x="20.5cm" svg:y="9.5cm">
            <text:p text:style-name="P4">CMAPI - JS</text:p>
          </draw:rect>
          <draw:rect draw:style-name="gr3" draw:text-style-name="P4" draw:layer="layout" svg:width="4cm" svg:height="2cm" svg:x="20.5cm" svg:y="11cm">
            <text:p text:style-name="P4">CMAPI -</text:p>
            <text:p text:style-name="P4">WRAPPER</text:p>
          </draw:rect>
          <draw:rect draw:style-name="gr3" draw:text-style-name="P4" draw:layer="layout" svg:width="4cm" svg:height="2cm" svg:x="10cm" svg:y="11cm">
            <text:p text:style-name="P4">OL3 -</text:p>
            <text:p text:style-name="P4">WRAPPER</text:p>
          </draw:rect>
        </draw:g>
        <draw:rect draw:style-name="gr3" draw:text-style-name="P4" draw:layer="layout" svg:width="24cm" svg:height="1cm" svg:x="2cm" svg:y="3cm">
          <text:p text:style-name="P4">ANGULAR - JS</text:p>
        </draw:rect>
        <draw:rect draw:style-name="gr3" draw:text-style-name="P4" draw:layer="layout" svg:width="4cm" svg:height="1cm" svg:x="10cm" svg:y="9.5cm">
          <text:p text:style-name="P4">OL3 - JS</text:p>
        </draw:rect>
        <draw:rect draw:style-name="gr2" draw:text-style-name="P4" draw:layer="layout" svg:width="6cm" svg:height="15cm" svg:x="2cm" svg:y="5cm">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OLY-DRAWER</text:p>
        </draw:rect>
        <draw:ellipse draw:style-name="gr2" draw:text-style-name="P4" draw:layer="layout" svg:width="2.5cm" svg:height="2cm" svg:x="8cm" svg:y="5.5cm">
          <text:p text:style-name="P4">POLY-</text:p>
          <text:p text:style-name="P4">FAB</text:p>
        </draw:ellipse>
        <draw:ellipse draw:style-name="gr2" draw:text-style-name="P4" draw:layer="layout" svg:width="2.5cm" svg:height="2cm" svg:x="5.5cm" svg:y="5.5cm">
          <text:p text:style-name="P4">POLY-</text:p>
          <text:p text:style-name="P4">FAB</text:p>
        </draw:ellipse>
        <draw:rect draw:style-name="gr2" draw:text-style-name="P4" draw:layer="layout" svg:width="5cm" svg:height="10cm" svg:x="2.5cm" svg:y="8cm">
          <text:p text:style-name="P4"/>
          <text:p text:style-name="P4"/>
          <text:p text:style-name="P4"/>
          <text:p text:style-name="P4"/>
          <text:p text:style-name="P4"/>
          <text:p text:style-name="P4"/>
          <text:p text:style-name="P4"/>
          <text:p text:style-name="P4">POLY-MENU</text:p>
        </draw:rect>
        <draw:line draw:style-name="gr4" draw:text-style-name="P4" draw:layer="layout" svg:x1="15cm" svg:y1="10cm" svg:x2="19cm" svg:y2="10cm">
          <text:p/>
        </draw:line>
        <draw:line draw:style-name="gr4" draw:text-style-name="P4" draw:layer="layout" svg:x1="19cm" svg:y1="14.5cm" svg:x2="15cm" svg:y2="14.5cm">
          <text:p/>
        </draw:line>
        <draw:frame draw:style-name="gr5" draw:layer="layout" svg:width="3cm" svg:height="1.675cm" svg:x="15.5cm" svg:y="11.5cm">
          <draw:text-box>
            <text:p>CMAPI pub/sub</text:p>
          </draw:text-box>
        </draw:frame>
        <draw:frame presentation:style-name="pr7" draw:text-style-name="P5" draw:layer="layout" svg:width="25.199cm" svg:height="1.163cm" svg:x="1.401cm" svg:y="0.837cm" presentation:class="title" presentation:user-transformed="true">
          <draw:text-box>
            <text:p><text:span text:style-name="T5">SKELETON FOR MAPAPP</text:span></text:p>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SKELETON FOR MISSION APP 1</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SKELETON FOR MISSION APP 2</text:p>
          </draw:text-box>
        </draw:frame>
        <draw:frame presentation:style-name="pr6"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FINDINGS</text:span></text:p>
          </draw:text-box>
        </draw:frame>
        <draw:frame presentation:style-name="pr6" draw:text-style-name="P6" draw:layer="layout" svg:width="25.199cm" svg:height="13.859cm" svg:x="1.4cm" svg:y="4.914cm" presentation:class="outline" presentation:user-transformed="true">
          <draw:text-box>
            <text:list text:style-name="L2">
              <text:list-item>
                <text:p text:style-name="P6"><text:span text:style-name="T1">THE CMAPI ADAPTER FOR THE SPECIFIC MAPPING LIBRARY NEED TO BE IMPLEMENTED IN THE POLYMER CMAPI COMPONENT.</text:span></text:p>
              </text:list-item>
              <text:list-item>
                <text:p text:style-name="P6"><text:span text:style-name="T1">THE CMAPI COMPONENT WILL NEED TO BE ABLE TO IDENTIFY THE NEEDED MAPPING LIBRARY AND CALL THE APPROPIATE FUNCTIONS, OR HAVE ONE CMAPI WEBCOMPONENT COMPONENT PER MAPPING LIBRARY (JUST CHANGING THE WRAPPER FOR THE MAPPING LIBRARY).</text:span></text:p>
              </text:list-item>
              <text:list-item>
                <text:p text:style-name="P6"><text:span text:style-name="T1">THE CMAPI WRAPPER NEED TO ACCESS THE MAP DIRECTLY. ALSO, SOME DATA NEED TO BE MANAGED BY THE WRAPPER INSTEAD OF THE MAP (VERSION, ABOUT, FORMATS...?)</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5H20M49S</meta:editing-duration>
    <meta:editing-cycles>10</meta:editing-cycles>
    <meta:generator>OpenOffice/4.1.1$Win32 OpenOffice.org_project/411m6$Build-9775</meta:generator>
    <dc:date>2015-06-01T16:11:42.06</dc:date>
    <dc:creator>Jose Luis Lopez Lopez</dc:creator>
    <meta:document-statistic meta:object-count="64"/>
  </office:meta>
</office:document-meta>
</file>